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7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9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9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377" draw:master-page-name="Master1-Layout1-title-Title-Slide" presentation:presentation-page-layout-name="Master1-PPL1" draw:id="Slide-256">
        <draw:frame draw:id="id77" presentation:style-name="a380" draw:name="Title 1" svg:x="1.38in" svg:y="0.83in" svg:width="10.3in" svg:height="4.42in" presentation:class="title" presentation:placeholder="false">
          <draw:text-box>
            <text:p text:style-name="a379" text:class-names="" text:cond-style-name=""><text:span text:style-name="a378" text:class-names="">BASIC SQL</text:span></text:p>
          </draw:text-box>
          <svg:title/>
          <svg:desc/>
        </draw:frame>
        <draw:frame draw:id="id78" presentation:style-name="a381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79" presentation:style-name="a385" draw:name="Title 1" svg:x="1.38in" svg:y="0.4in" svg:width="10.6in" svg:height="1.44965in" presentation:class="title" presentation:placeholder="false">
          <draw:text-box>
            <text:p text:style-name="a384" text:class-names="" text:cond-style-name=""><text:span text:style-name="a383" text:class-names="">SQL</text:span></text:p>
          </draw:text-box>
          <svg:title/>
          <svg:desc/>
        </draw:frame>
        <draw:frame draw:id="id80" presentation:style-name="a401" draw:name="Content Placeholder 2" svg:x="1.38in" svg:y="2in" svg:width="9.4in" svg:height="4.75868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Structured Query Language</text:span></text:p>
              </text:list-item>
            </text:list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Declarative Language<text:s text:c="1"/>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Access / perform operations on many records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User expresses the results they would like returned, not the steps needed to perform the action</text:span></text:p>
                  </text:list-item>
                </text:list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Various SQL dialects</text:span></text:p>
              </text:list-item>
            </text:list>
          </draw:text-box>
          <svg:title/>
          <svg:desc/>
        </draw:frame>
      </draw:page>
      <draw:page draw:name="Slide7" draw:style-name="a402" draw:master-page-name="Master1-Layout2-obj-Title-and-Content" presentation:presentation-page-layout-name="Master1-PPL2" draw:id="Slide-262">
        <draw:frame draw:id="id81" presentation:style-name="a405" draw:name="Title 1" svg:x="1.38in" svg:y="0.4in" svg:width="10.6in" svg:height="1.44965in" presentation:class="title" presentation:placeholder="false">
          <draw:text-box>
            <text:p text:style-name="a404" text:class-names="" text:cond-style-name=""><text:span text:style-name="a403" text:class-names="">SQL</text:span></text:p>
          </draw:text-box>
          <svg:title/>
          <svg:desc/>
        </draw:frame>
        <draw:frame draw:id="id82" presentation:style-name="a433" draw:name="Content Placeholder 2" svg:x="1.38in" svg:y="2in" svg:width="9.4in" svg:height="4.75868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Code is NOT case sensitive <text:s text:c="1"/>(SELECT == select)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Text / string = single quotes = ‘’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Field name = double quotes = “”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Comments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/*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This is a block of comments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*/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-- This is an inline comment</text:span></text:p>
              </text:list-item>
            </text:list>
          </draw:text-box>
          <svg:title/>
          <svg:desc/>
        </draw:frame>
      </draw:page>
      <draw:page draw:name="Slide20" draw:style-name="a434" draw:master-page-name="Master1-Layout2-obj-Title-and-Content" presentation:presentation-page-layout-name="Master1-PPL2" draw:id="Slide-275">
        <draw:frame draw:id="id83" presentation:style-name="a437" draw:name="Title 1" svg:x="1.38in" svg:y="0.4in" svg:width="10.6in" svg:height="1.44965in" presentation:class="title" presentation:placeholder="false">
          <draw:text-box>
            <text:p text:style-name="a436" text:class-names="" text:cond-style-name=""><text:span text:style-name="a435" text:class-names="">SQL</text:span></text:p>
          </draw:text-box>
          <svg:title/>
          <svg:desc/>
        </draw:frame>
        <draw:frame draw:id="id84" presentation:style-name="a456" draw:name="Content Placeholder 2" svg:x="1.38in" svg:y="2in" svg:width="9.4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SELECT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INSERT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UPDATE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DELETE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CREATE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DROP</text:span></text:p>
              </text:list-item>
            </text:list>
          </draw:text-box>
          <svg:title/>
          <svg:desc/>
        </draw:frame>
      </draw:page>
      <draw:page draw:name="Slide19" draw:style-name="a457" draw:master-page-name="Master1-Layout2-obj-Title-and-Content" presentation:presentation-page-layout-name="Master1-PPL2" draw:id="Slide-274">
        <draw:frame draw:id="id85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8" text:class-names="">Additional SQL Resources</text:span></text:p>
          </draw:text-box>
          <svg:title/>
          <svg:desc/>
        </draw:frame>
        <draw:frame draw:id="id86" presentation:style-name="a475" draw:name="Content Placeholder 2" svg:x="1.38in" svg:y="2in" svg:width="9.4in" svg:height="4.75868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1" text:class-names=""><text:a xlink:href="https://www.tutorialspoint.com/sql/" text:style-name="" text:visited-style-name="">https://www.tutorialspoint.com/sql/</text:a></text:span><text:span text:style-name="a462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<text:a xlink:href="https://www.codecademy.com/learn/learn-sql" text:style-name="" text:visited-style-name="">https://www.codecademy.com/learn/learn-sql</text:a></text:span><text:span text:style-name="a466" text:class-names=""/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Interactive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Badg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476" draw:master-page-name="Master1-Layout3-secHead-Section-Header" presentation:presentation-page-layout-name="Master1-PPL3" draw:id="Slide-265">
        <draw:frame draw:id="id87" presentation:style-name="a479" draw:name="Title 3" svg:x="1.38in" svg:y="0.83in" svg:width="10.3in" svg:height="4.42in" presentation:class="title" presentation:placeholder="false">
          <draw:text-box>
            <text:p text:style-name="a478" text:class-names="" text:cond-style-name=""><text:span text:style-name="a477" text:class-names="">The Table</text:span></text:p>
          </draw:text-box>
          <svg:title/>
          <svg:desc/>
        </draw:frame>
        <draw:frame draw:id="id88" presentation:style-name="a480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8" draw:style-name="a481" draw:master-page-name="Master1-Layout2-obj-Title-and-Content" presentation:presentation-page-layout-name="Master1-PPL2" draw:id="Slide-263">
        <draw:frame draw:id="id89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2" text:class-names="">PSQL – Naming Columns</text:span></text:p>
          </draw:text-box>
          <svg:title/>
          <svg:desc/>
        </draw:frame>
        <draw:frame draw:id="id90" presentation:style-name="a491" draw:name="Conten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PSQL has many reserved words, when creating tables choose names that do not conflict with these.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https://www.postgresql.org/docs/9.6/static/sql-keywords-appendix.html</text:span></text:p>
              </text:list-item>
            </text:list>
          </draw:text-box>
          <svg:title/>
          <svg:desc/>
        </draw:frame>
      </draw:page>
      <draw:page draw:name="Slide9" draw:style-name="a492" draw:master-page-name="Master1-Layout2-obj-Title-and-Content" presentation:presentation-page-layout-name="Master1-PPL2" draw:id="Slide-264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3" text:class-names="">PSQL – Naming Columns</text:span></text:p>
          </draw:text-box>
          <svg:title/>
          <svg:desc/>
        </draw:frame>
        <draw:frame draw:id="id92" presentation:style-name="a519" draw:name="Conten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Ensure the name is unique and does not exist as a reserved keyword.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Keep the length to a maximum of 30 bytes—in practice this is 30 characters unless you are using multi-byte character set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Names must begin with a letter and may not end with an underscore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Only use letters, numbers and underscores in names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Avoid the use of multiple consecutive underscores—these can be hard to read.</text:span></text:p>
              </text:list-item>
            </text:list>
            <text:list text:style-name="a515">
              <text:list-item>
                <text:p text:style-name="a514" text:class-names="" text:cond-style-name=""><text:span text:style-name="a511" text:class-names="">Use underscores where you would naturally include a space in the name (first name becomes<text:s text:c="1"/></text:span><text:span text:style-name="a512" text:class-names="">first_name</text:span><text:span text:style-name="a513" text:class-names="">).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Avoid abbreviations and if you have to use them make sure they are commonly understood.</text:span></text:p>
              </text:list-item>
            </text:list>
          </draw:text-box>
          <svg:title/>
          <svg:desc/>
        </draw:frame>
      </draw:page>
      <draw:page draw:name="Slide21" draw:style-name="a520" draw:master-page-name="Master1-Layout2-obj-Title-and-Content" presentation:presentation-page-layout-name="Master1-PPL2" draw:id="Slide-276">
        <draw:frame draw:id="id93" presentation:style-name="a523" draw:name="Title 3" svg:x="1.38in" svg:y="0.4in" svg:width="10.6in" svg:height="1.44965in" presentation:class="title" presentation:placeholder="false">
          <draw:text-box>
            <text:p text:style-name="a522" text:class-names="" text:cond-style-name=""><text:span text:style-name="a521" text:class-names="">CREATE A TABLE</text:span></text:p>
          </draw:text-box>
          <svg:title/>
          <svg:desc/>
        </draw:frame>
        <draw:frame draw:id="id94" presentation:style-name="a553" draw:name="Content Placeholder 5" svg:x="1.38in" svg:y="1.9495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4" text:class-names="">CREATE [ [ GLOBAL | LOCAL ] { TEMPORARY | TEMP } | UNLOGGED ] TABLE [ IF NOT EXISTS ]<text:s text:c="1"/></text:span><text:span text:style-name="a525" text:class-names="">table_name</text:span><text:span text:style-name="a526" text:class-names=""><text:s text:c="1"/>( [</text:span></text:p>
              </text:list-item>
            </text:list>
            <text:list text:style-name="a537">
              <text:list-item>
                <text:p text:style-name="a536" text:class-names="" text:cond-style-name=""><text:span text:style-name="a529" text:class-names=""><text:s text:c="2"/>{<text:s text:c="1"/></text:span><text:span text:style-name="a530" text:class-names="">column_name</text:span><text:span text:style-name="a531" text:class-names=""><text:s text:c="1"/></text:span><text:span text:style-name="a532" text:class-names="">data_type</text:span><text:span text:style-name="a533" text:class-names=""><text:s text:c="1"/>[ COLLATE collation ] [<text:s text:c="1"/></text:span><text:span text:style-name="a534" text:class-names="">column_constraint</text:span><text:span text:style-name="a535" text:class-names=""><text:s text:c="1"/>[ ... ] ]</text:span></text:p>
              </text:list-item>
            </text:list>
            <text:list text:style-name="a542">
              <text:list-item>
                <text:p text:style-name="a541" text:class-names="" text:cond-style-name=""><text:span text:style-name="a538" text:class-names=""><text:s text:c="4"/>|<text:s text:c="1"/></text:span><text:span text:style-name="a539" text:class-names="">table_constraint</text:span><text:span text:style-name="a540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3" text:class-names=""><text:s text:c="4"/>| LIKE<text:s text:c="1"/></text:span><text:span text:style-name="a544" text:class-names="">source_table</text:span><text:span text:style-name="a545" text:class-names=""><text:s text:c="1"/>[<text:s text:c="1"/></text:span><text:span text:style-name="a546" text:class-names="">like_option</text:span><text:span text:style-name="a547" text:class-names=""><text:s text:c="1"/>... ] }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4"/>[, ... ]</text:span></text:p>
              </text:list-item>
            </text:list>
          </draw:text-box>
          <svg:title/>
          <svg:desc/>
        </draw:frame>
      </draw:page>
      <draw:page draw:name="Slide22" draw:style-name="a554" draw:master-page-name="Master1-Layout2-obj-Title-and-Content" presentation:presentation-page-layout-name="Master1-PPL2" draw:id="Slide-277">
        <draw:frame draw:id="id95" presentation:style-name="a557" draw:name="Title 3" svg:x="1.38in" svg:y="0.4in" svg:width="10.6in" svg:height="1.44965in" presentation:class="title" presentation:placeholder="false">
          <draw:text-box>
            <text:p text:style-name="a556" text:class-names="" text:cond-style-name=""><text:span text:style-name="a555" text:class-names="">CREATE Statement</text:span></text:p>
          </draw:text-box>
          <svg:title/>
          <svg:desc/>
        </draw:frame>
        <draw:frame draw:id="id96" presentation:style-name="a570" draw:name="Content Placeholder 4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58" text:class-names="">CREATE TABLE family (</text:span><text:span text:style-name="a559" text:class-names="">family_id</text:span><text:span text:style-name="a560" text:class-names=""><text:s text:c="1"/>integer,<text:s text:c="1"/></text:span><text:span text:style-name="a561" text:class-names="">first_name</text:span><text:span text:style-name="a562" text:class-names=""><text:s text:c="1"/>text,<text:s text:c="1"/></text:span><text:span text:style-name="a563" text:class-names="">last_name</text:span><text:span text:style-name="a564" text:class-names=""><text:s text:c="1"/>text, age integer);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23" draw:style-name="a571" draw:master-page-name="Master1-Layout2-obj-Title-and-Content" presentation:presentation-page-layout-name="Master1-PPL2" draw:id="Slide-278">
        <draw:frame draw:id="id97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2" text:class-names="">INSERT Statement</text:span></text:p>
          </draw:text-box>
          <svg:title/>
          <svg:desc/>
        </draw:frame>
        <draw:frame draw:id="id98" presentation:style-name="a587" draw:name="Conten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INSERT INTO table_name [ AS alias ] [ ( column_name [, ...] ) ]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4"/>{ DEFAULT VALUES | VALUES ( { expression | DEFAULT } [, ...] ) [, ...] | query }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4"/>[ ON CONFLICT [ conflict_target ] conflict_action ]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4"/>[ RETURNING * | output_expression [ [ AS ] output_name ] [, ...] ]</text:span></text:p>
              </text:list-item>
            </text:list>
          </draw:text-box>
          <svg:title/>
          <svg:desc/>
        </draw:frame>
      </draw:page>
      <draw:page draw:name="Slide25" draw:style-name="a588" draw:master-page-name="Master1-Layout2-obj-Title-and-Content" presentation:presentation-page-layout-name="Master1-PPL2" draw:id="Slide-280">
        <draw:frame draw:id="id99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9" text:class-names="">INSERT Statement</text:span></text:p>
          </draw:text-box>
          <svg:title/>
          <svg:desc/>
        </draw:frame>
        <draw:frame draw:id="id100" presentation:style-name="a598" draw:name="Conten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INSERT INTO family (family_id, first_name, last_name, age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VALUES (1, 'David', 'Haynes', 37);</text:span></text:p>
              </text:list-item>
            </text:list>
          </draw:text-box>
          <svg:title/>
          <svg:desc/>
        </draw:frame>
      </draw:page>
      <draw:page draw:name="Slide26" draw:style-name="a599" draw:master-page-name="Master1-Layout2-obj-Title-and-Content" presentation:presentation-page-layout-name="Master1-PPL2" draw:id="Slide-281">
        <draw:frame draw:id="id101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600" text:class-names="">INSERT Statement</text:span></text:p>
          </draw:text-box>
          <svg:title/>
          <svg:desc/>
        </draw:frame>
        <draw:frame draw:id="id102" presentation:style-name="a615" draw:name="Conten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INSERT INTO family (family_id, first_name, last_name, age) VALUES (2, 'David', 'Haynes', 6),(3, 'Olivia', 'Haynes', 4);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--Use a comma to separate multiple inserts. Each record is enclosed by parentheses.</text:span></text:p>
              </text:list-item>
            </text:list>
          </draw:text-box>
          <svg:title/>
          <svg:desc/>
        </draw:frame>
      </draw:page>
      <draw:page draw:name="Slide27" draw:style-name="a616" draw:master-page-name="Master1-Layout2-obj-Title-and-Content" presentation:presentation-page-layout-name="Master1-PPL2" draw:id="Slide-282">
        <draw:frame draw:id="id103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7" text:class-names="">CODE IT</text:span></text:p>
          </draw:text-box>
          <svg:title/>
          <svg:desc/>
        </draw:frame>
        <draw:frame draw:id="id104" presentation:style-name="a623" draw:name="Conten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INSERT INTO family (family_id, first_name, last_name, age) VALUES (4, 888, 'Haynes', '0');</text:span></text:p>
              </text:list-item>
            </text:list>
          </draw:text-box>
          <svg:title/>
          <svg:desc/>
        </draw:frame>
      </draw:page>
      <draw:page draw:name="Slide33" draw:style-name="a624" draw:master-page-name="Master1-Layout3-secHead-Section-Header" presentation:presentation-page-layout-name="Master1-PPL3" draw:id="Slide-288">
        <draw:frame draw:id="id105" presentation:style-name="a627" draw:name="Title 3" svg:x="1.38in" svg:y="0.83in" svg:width="10.3in" svg:height="4.42in" presentation:class="title" presentation:placeholder="false">
          <draw:text-box>
            <text:p text:style-name="a626" text:class-names="" text:cond-style-name=""><text:span text:style-name="a625" text:class-names="">It all begins with SELECT</text:span></text:p>
          </draw:text-box>
          <svg:title/>
          <svg:desc/>
        </draw:frame>
        <draw:frame draw:id="id106" presentation:style-name="a628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1" draw:style-name="a629" draw:master-page-name="Master1-Layout2-obj-Title-and-Content" presentation:presentation-page-layout-name="Master1-PPL2" draw:id="Slide-266">
        <draw:frame draw:id="id107" presentation:style-name="a632" draw:name="Title 3" svg:x="1.38in" svg:y="0.4in" svg:width="10.6in" svg:height="1.44965in" presentation:class="title" presentation:placeholder="false">
          <draw:text-box>
            <text:p text:style-name="a631" text:class-names="" text:cond-style-name=""><text:span text:style-name="a630" text:class-names="">Query Syntax</text:span></text:p>
          </draw:text-box>
          <svg:title/>
          <svg:desc/>
        </draw:frame>
        <draw:frame draw:id="id108" presentation:style-name="a651" draw:name="Content Placeholder 4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Uppercase for Reserved keywords (e.g., SELECT, <text:s text:c="1"/>FROM, <text:s text:c="1"/>WHERE)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End each statement with a semicolon;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Statement should be on multiple lines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SELECT total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FROM mn_census_2000;</text:span></text:p>
              </text:list-item>
            </text:list>
          </draw:text-box>
          <svg:title/>
          <svg:desc/>
        </draw:frame>
      </draw:page>
      <draw:page draw:name="Slide3" draw:style-name="a652" draw:master-page-name="Master1-Layout2-obj-Title-and-Content" presentation:presentation-page-layout-name="Master1-PPL2" draw:id="Slide-258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3" text:class-names="">SQL</text:span></text:p>
          </draw:text-box>
          <svg:title/>
          <svg:desc/>
        </draw:frame>
        <draw:frame draw:id="id110" presentation:style-name="a674" draw:name="Conten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Select – What are the columns that you want returned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Columns names must be accurate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Separate columns with comma “,”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SELECT *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SELECT 1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5" draw:style-name="a675" draw:master-page-name="Master1-Layout2-obj-Title-and-Content" presentation:presentation-page-layout-name="Master1-PPL2" draw:id="Slide-260">
        <draw:frame draw:id="id111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6" text:class-names="">SQL - FROM</text:span></text:p>
          </draw:text-box>
          <svg:title/>
          <svg:desc/>
        </draw:frame>
        <draw:frame draw:id="id112" presentation:style-name="a691" draw:name="Conten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Tables or Data Sources that you would like to perform operations on.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If multiple data sources are listed, the result is the cross-join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SELECT total from XXX</text:span></text:p>
              </text:list-item>
            </text:list>
          </draw:text-box>
          <svg:title/>
          <svg:desc/>
        </draw:frame>
      </draw:page>
      <draw:page draw:name="Slide4" draw:style-name="a692" draw:master-page-name="Master1-Layout2-obj-Title-and-Content" presentation:presentation-page-layout-name="Master1-PPL2" draw:id="Slide-259">
        <draw:frame draw:id="id113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3" text:class-names="">Code It<text:s text:c="1"/></text:span></text:p>
          </draw:text-box>
          <svg:title/>
          <svg:desc/>
        </draw:frame>
        <draw:frame draw:id="id114" presentation:style-name="a705" draw:name="Conten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SELECT male_under_5_years, Female_under_5_years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FROM mn_census_tracts_2000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6" draw:style-name="a706" draw:master-page-name="Master1-Layout2-obj-Title-and-Content" presentation:presentation-page-layout-name="Master1-PPL2" draw:id="Slide-261">
        <draw:frame draw:id="id115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7" text:class-names="">Advanced Select</text:span></text:p>
          </draw:text-box>
          <svg:title/>
          <svg:desc/>
        </draw:frame>
        <draw:frame draw:id="id116" presentation:style-name="a725" draw:name="Conten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SELECT multiple columns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SELECT Male_Under_5_years + Male_5_to_9_years + Male_10_to_14_years + Male_15_to_17_years as men_under_18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FROM mn_census_tracts_2000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4" draw:style-name="a726" draw:master-page-name="Master1-Layout2-obj-Title-and-Content" presentation:presentation-page-layout-name="Master1-PPL2" draw:id="Slide-269">
        <draw:frame draw:id="id117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7" text:class-names="">SQL – Filter (Where)</text:span></text:p>
          </draw:text-box>
          <svg:title/>
          <svg:desc/>
        </draw:frame>
        <draw:frame draw:id="id118" presentation:style-name="a739" draw:name="Conten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SELECT county_name, Male_Under_5_years + Male_5_to_9_years + Male_10_to_14_years + Male_15_to_17_years as men_under_18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FROM mn_census_tracts_2000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WHERE county_name = 'Anoka'</text:span></text:p>
              </text:list-item>
            </text:list>
          </draw:text-box>
          <svg:title/>
          <svg:desc/>
        </draw:frame>
      </draw:page>
      <draw:page draw:name="Slide18" draw:style-name="a740" draw:master-page-name="Master1-Layout2-obj-Title-and-Content" presentation:presentation-page-layout-name="Master1-PPL2" draw:id="Slide-273">
        <draw:frame draw:id="id119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1" text:class-names="">SQL – Filter (2.0)<text:line-break/></text:span></text:p>
          </draw:text-box>
          <svg:title/>
          <svg:desc/>
        </draw:frame>
        <draw:frame draw:id="id120" presentation:style-name="a759" draw:name="Conten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BETWEEN ( Inclusive X &gt;= AND &lt;= Y )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SELECT county_name, Male_Under_5_years + Male_5_to_9_years + Male_10_to_14_years + Male_15_to_17_years as men_under_18, Male_5_to_9_years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FROM mn_census_tracts_2000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WHERE male_5_to_9_years Between 100 and 200</text:span></text:p>
              </text:list-item>
            </text:list>
          </draw:text-box>
          <svg:title/>
          <svg:desc/>
        </draw:frame>
      </draw:page>
      <draw:page draw:name="Slide12" draw:style-name="a760" draw:master-page-name="Master1-Layout2-obj-Title-and-Content" presentation:presentation-page-layout-name="Master1-PPL2" draw:id="Slide-267">
        <draw:frame draw:id="id121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1" text:class-names="">SQL - Aggregations</text:span></text:p>
          </draw:text-box>
          <svg:title/>
          <svg:desc/>
        </draw:frame>
        <draw:frame draw:id="id122" presentation:style-name="a770" draw:name="Conten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The GROUP BY clause allows for calculations to be performed over a common attribute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When the GROUP BY clause is used only the grouping field can be specified in the SELECT. <text:s text:c="1"/>All additional fields, must be an aggregate</text:span></text:p>
              </text:list-item>
            </text:list>
          </draw:text-box>
          <svg:title/>
          <svg:desc/>
        </draw:frame>
      </draw:page>
      <draw:page draw:name="Slide28" draw:style-name="a771" draw:master-page-name="Master1-Layout2-obj-Title-and-Content" presentation:presentation-page-layout-name="Master1-PPL2" draw:id="Slide-283">
        <draw:frame draw:id="id123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2" text:class-names="">SQL Aggregations</text:span></text:p>
          </draw:text-box>
          <svg:title/>
          <svg:desc/>
        </draw:frame>
        <draw:frame draw:id="id124" presentation:style-name="a784" draw:name="Conten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SELECT county_name, sum(Male_Under_5_years + Male_5_to_9_years + Male_10_to_14_years + Male_15_to_17_years) as men_under_18, sum(Male_5_to_9_years) as male_5_9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FROM mn_census_tracts_2000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GROUP BY county_name</text:span></text:p>
              </text:list-item>
            </text:list>
          </draw:text-box>
          <svg:title/>
          <svg:desc/>
        </draw:frame>
      </draw:page>
      <draw:page draw:name="Slide29" draw:style-name="a785" draw:master-page-name="Master1-Layout2-obj-Title-and-Content" presentation:presentation-page-layout-name="Master1-PPL2" draw:id="Slide-284">
        <draw:frame draw:id="id125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6" text:class-names="">PSQL Aggregations</text:span></text:p>
          </draw:text-box>
          <svg:title/>
          <svg:desc/>
        </draw:frame>
        <draw:frame draw:id="id126" presentation:style-name="a807" draw:name="Conten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Avg()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Count()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Min()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Max()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String_agg()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Array_agg()</text:span></text:p>
              </text:list-item>
            </text:list>
          </draw:text-box>
          <svg:title/>
          <svg:desc/>
        </draw:frame>
      </draw:page>
      <draw:page draw:name="Slide13" draw:style-name="a808" draw:master-page-name="Master1-Layout2-obj-Title-and-Content" presentation:presentation-page-layout-name="Master1-PPL2" draw:id="Slide-268">
        <draw:frame draw:id="id127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9" text:class-names="">SQL – Pattern Matching</text:span></text:p>
          </draw:text-box>
          <svg:title/>
          <svg:desc/>
        </draw:frame>
        <draw:frame draw:id="id128" presentation:style-name="a833" draw:name="Conten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LIKE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There are two wildcards used in conjunction with the LIKE operator −</text:span></text:p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The percent sign “%”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The underscore “_”</text:span></text:p>
                  </text:list-item>
                </text:list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The percent sign represents zero, one, or multiple numbers or characters.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The underscore represents a single number or character.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se symbols can be used in combinations.</text:span></text:p>
              </text:list-item>
            </text:list>
          </draw:text-box>
          <svg:title/>
          <svg:desc/>
        </draw:frame>
      </draw:page>
      <draw:page draw:name="Slide16" draw:style-name="a834" draw:master-page-name="Master1-Layout2-obj-Title-and-Content" presentation:presentation-page-layout-name="Master1-PPL2" draw:id="Slide-271">
        <draw:frame draw:id="id129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5" text:class-names="">SQL – Pattern Matching</text:span></text:p>
          </draw:text-box>
          <svg:title/>
          <svg:desc/>
        </draw:frame>
        <draw:frame draw:id="id130" presentation:style-name="a847" draw:name="Conten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SELECT county_name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FROM mn_census_tracts_2000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WHERE county_name LIKE 'Ai%'</text:span></text:p>
              </text:list-item>
            </text:list>
          </draw:text-box>
          <svg:title/>
          <svg:desc/>
        </draw:frame>
      </draw:page>
      <draw:page draw:name="Slide30" draw:style-name="a848" draw:master-page-name="Master1-Layout2-obj-Title-and-Content" presentation:presentation-page-layout-name="Master1-PPL2" draw:id="Slide-285">
        <draw:frame draw:id="id131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9" text:class-names="">SQL – Pattern Matching</text:span></text:p>
          </draw:text-box>
          <svg:title/>
          <svg:desc/>
        </draw:frame>
        <draw:frame draw:id="id132" presentation:style-name="a861" draw:name="Conten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SELECT county_name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FROM mn_census_tracts_2000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WHERE lower(county_name) LIKE '%lake%'</text:span></text:p>
              </text:list-item>
            </text:list>
          </draw:text-box>
          <svg:title/>
          <svg:desc/>
        </draw:frame>
      </draw:page>
      <draw:page draw:name="Slide15" draw:style-name="a862" draw:master-page-name="Master1-Layout2-obj-Title-and-Content" presentation:presentation-page-layout-name="Master1-PPL2" draw:id="Slide-270">
        <draw:frame draw:id="id133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3" text:class-names="">SQL – Result Arrangement</text:span></text:p>
          </draw:text-box>
          <svg:title/>
          <svg:desc/>
        </draw:frame>
        <draw:frame draw:id="id134" presentation:style-name="a887" draw:name="Conten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ORDER – arrange the result of the records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Order can be ASC or DESC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SELECT county_name, black_alone, white_alone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FROM mn_census_tracts_2000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ORDER BY black_alone desc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32" draw:style-name="a888" draw:master-page-name="Master1-Layout2-obj-Title-and-Content" presentation:presentation-page-layout-name="Master1-PPL2" draw:id="Slide-287">
        <draw:frame draw:id="id13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9" text:class-names="">SQL – Result Arrangement</text:span></text:p>
          </draw:text-box>
          <svg:title/>
          <svg:desc/>
        </draw:frame>
        <draw:frame draw:id="id136" presentation:style-name="a910" draw:name="Conten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Limit – Number of the records that you want returned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SELECT county_name, black_alone, white_alone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FROM mn_census_tracts_2000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Limit 10;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draw:page draw:name="Slide17" draw:style-name="a911" draw:master-page-name="Master1-Layout2-obj-Title-and-Content" presentation:presentation-page-layout-name="Master1-PPL2" draw:id="Slide-272">
        <draw:frame draw:id="id137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2" text:class-names="">SQL - Alias</text:span></text:p>
          </draw:text-box>
          <svg:title/>
          <svg:desc/>
        </draw:frame>
        <draw:frame draw:id="id138" presentation:style-name="a933" draw:name="Conten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Aliasing is a very useful tool in SQL to help reduce the complexity of code. The Alias provides the column or table name a new name in the query, but does not actually change the name in the database.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Aliasing can be used to rename columns in a SELECT</text:span></text:p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SELECT id as new_id</text:span></text:p>
                  </text:list-item>
                </text:list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Aliasing can be used in the FROM statement to abbreviate table names</text:span></text:p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SELECT t.id<text:s text:c="1"/>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FROM mn_census_2000 as t;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5in" svg:y="1.09202in" svg:width="2.08333in" svg:height="0.39931in"/>
      <presentation:placeholder presentation:object="footer" svg:x="10.89168in" svg:y="4.42533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25/2022</text:date></text:span></text:p>
        </draw:text-box>
        <svg:title/>
        <svg:desc/>
      </draw:frame>
      <draw:frame draw:id="id4" presentation:style-name="a29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6" presentation:style-name="a36" draw:name="Title 1" svg:x="1.38in" svg:y="0.83in" svg:width="10.3in" svg:height="4.42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1.38in" svg:y="5.25in" svg:width="10.3in" svg:height="1.85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25/2022</text:date></text:span></text:p>
        </draw:text-box>
        <svg:title/>
        <svg:desc/>
      </draw:frame>
      <draw:frame draw:id="id9" presentation:style-name="a46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2.35in" svg:y="6.75in" svg:width="1in" svg:height="0.64931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1" draw:style-name="a52" draw:name="Rectangle 6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3">
      <draw:custom-shape svg:x="12.35in" svg:y="0in" svg:width="1in" svg:height="7.5in" draw:id="id12" draw:layer="Master1-bg" draw:style-name="a56" draw:name="Rectangle 6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59" draw:name="Title 1" svg:x="1.38in" svg:y="0.4in" svg:width="10.6in" svg:height="1.44965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4" presentation:style-name="a75" draw:name="Content Placeholder 2" svg:x="1.38in" svg:y="2in" svg:width="9.4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79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25/2022</text:date></text:span></text:p>
        </draw:text-box>
        <svg:title/>
        <svg:desc/>
      </draw:frame>
      <draw:frame draw:id="id16" presentation:style-name="a82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7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custom-shape svg:x="12.35in" svg:y="0in" svg:width="1in" svg:height="7.5in" draw:id="id18" draw:layer="Master1-bg" draw:style-name="a89" draw:name="Rectangle 6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2" draw:name="Title 1" svg:x="1.38in" svg:y="0.83in" svg:width="10.3in" svg:height="4.42in" presentation:class="title" presentation:placeholder="false">
        <draw:text-box>
          <text:p text:style-name="a91" text:class-names="" text:cond-style-name=""><text:span text:style-name="a90" text:class-names="">Click to edit Master title style</text:span></text:p>
        </draw:text-box>
        <svg:title/>
        <svg:desc/>
      </draw:frame>
      <draw:frame draw:id="id20" presentation:style-name="a96" draw:name="Text Placeholder 2" svg:x="1.38in" svg:y="5.25in" svg:width="10.3in" svg:height="1.85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Edit Master text styles</text:span></text:p>
            </text:list-item>
          </text:list>
        </draw:text-box>
        <svg:title/>
        <svg:desc/>
      </draw:frame>
      <draw:frame draw:id="id21" presentation:style-name="a100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25/2022</text:date></text:span></text:p>
        </draw:text-box>
        <svg:title/>
        <svg:desc/>
      </draw:frame>
      <draw:frame draw:id="id22" presentation:style-name="a103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Slide Number Placeholder 5" svg:x="12.35in" svg:y="6.75in" svg:width="1in" svg:height="0.64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24" draw:style-name="a109" draw:name="Rectangle 6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0">
      <draw:custom-shape svg:x="12.35in" svg:y="0in" svg:width="1in" svg:height="7.5in" draw:id="id25" draw:layer="Master1-bg" draw:style-name="a113" draw:name="Rectangle 6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6" draw:name="Title 1" svg:x="1.38in" svg:y="0.4in" svg:width="10.6in" svg:height="1.4496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7" presentation:style-name="a132" draw:name="Content Placeholder 2" svg:x="1.38in" svg:y="2in" svg:width="4.9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8" draw:name="Content Placeholder 3" svg:x="6.7in" svg:y="2in" svg:width="4.9in" svg:height="4.75868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2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1/25/2022</text:date></text:span></text:p>
        </draw:text-box>
        <svg:title/>
        <svg:desc/>
      </draw:frame>
      <draw:frame draw:id="id30" presentation:style-name="a155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1" presentation:style-name="a158" draw:name="Slide Number Placeholder 6" svg:x="12.35in" svg:y="6.75in" svg:width="1in" svg:height="0.64931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9">
      <draw:custom-shape svg:x="12.35in" svg:y="0in" svg:width="1in" svg:height="7.5in" draw:id="id32" draw:layer="Master1-bg" draw:style-name="a162" draw:name="Rectangle 6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65" draw:name="Title 9" svg:x="1.38in" svg:y="0.4in" svg:width="10.6in" svg:height="1.44965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34" presentation:style-name="a169" draw:name="Text Placeholder 2" svg:x="1.38in" svg:y="1.87408in" svg:width="4.9in" svg:height="0.8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35" presentation:style-name="a185" draw:name="Content Placeholder 3" svg:x="1.38in" svg:y="2.74229in" svg:width="4.9in" svg:height="4.0077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89" draw:name="Text Placeholder 4" svg:x="6.7in" svg:y="1.87408in" svg:width="4.9in" svg:height="0.8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</draw:text-box>
        <svg:title/>
        <svg:desc/>
      </draw:frame>
      <draw:frame draw:id="id37" presentation:style-name="a205" draw:name="Content Placeholder 5" svg:x="6.7in" svg:y="2.74229in" svg:width="4.9in" svg:height="4.00771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9" draw:transform="translate(-1.04166in -0.19965in) rotate(-4.71239) translate(12.85002in 1.29167in)" draw:name="Date Placeholder 6" svg:width="2.0833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/25/2022</text:date></text:span></text:p>
        </draw:text-box>
        <svg:title/>
        <svg:desc/>
      </draw:frame>
      <draw:frame draw:id="id39" presentation:style-name="a212" draw:transform="translate(-1.95833in -0.19965in) rotate(-4.71239) translate(12.85002in 4.62498in)" draw:name="Footer Placeholder 7" svg:width="3.91667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0" presentation:style-name="a215" draw:name="Slide Number Placeholder 8" svg:x="12.35in" svg:y="6.75in" svg:width="1in" svg:height="0.64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12.35in" svg:y="0in" svg:width="1in" svg:height="7.5in" draw:id="id41" draw:layer="Master1-bg" draw:style-name="a219" draw:name="Rectangle 6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2" draw:name="Title 5" svg:x="1.38in" svg:y="0.4in" svg:width="10.6in" svg:height="1.44965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3" presentation:style-name="a226" draw:transform="translate(-1.04166in -0.19965in) rotate(-4.71239) translate(12.85002in 1.29167in)" draw:name="Date Placeholder 2" svg:width="2.08333in" svg:height="0.39931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25/2022</text:date></text:span></text:p>
        </draw:text-box>
        <svg:title/>
        <svg:desc/>
      </draw:frame>
      <draw:frame draw:id="id44" presentation:style-name="a229" draw:transform="translate(-1.95833in -0.19965in) rotate(-4.71239) translate(12.85002in 4.62498in)" draw:name="Footer Placeholder 3" svg:width="3.91667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5" presentation:style-name="a232" draw:name="Slide Number Placeholder 4" svg:x="12.35in" svg:y="6.75in" svg:width="1in" svg:height="0.64931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3">
      <draw:custom-shape svg:x="12.35in" svg:y="0in" svg:width="1in" svg:height="7.5in" draw:id="id46" draw:layer="Master1-bg" draw:style-name="a236" draw:name="Rectangle 6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40" draw:transform="translate(-1.04166in -0.19965in) rotate(-4.71239) translate(12.85002in 1.29167in)" draw:name="Date Placeholder 1" svg:width="2.08333in" svg:height="0.39931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1/25/2022</text:date></text:span></text:p>
        </draw:text-box>
        <svg:title/>
        <svg:desc/>
      </draw:frame>
      <draw:frame draw:id="id48" presentation:style-name="a243" draw:transform="translate(-1.95833in -0.19965in) rotate(-4.71239) translate(12.85002in 4.62498in)" draw:name="Footer Placeholder 2" svg:width="3.91667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9" presentation:style-name="a246" draw:name="Slide Number Placeholder 3" svg:x="12.35in" svg:y="6.75in" svg:width="1in" svg:height="0.64931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7">
      <draw:custom-shape svg:x="12.35in" svg:y="0in" svg:width="1in" svg:height="7.5in" draw:id="id50" draw:layer="Master1-bg" draw:style-name="a250" draw:name="Rectangle 6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53" draw:name="Title 1" svg:x="0.92in" svg:y="0.5in" svg:width="3.5in" svg:height="1.75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52" presentation:style-name="a269" draw:name="Content Placeholder 2" svg:x="4.92593in" svg:y="0.75in" svg:width="6.64815in" svg:height="6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73" draw:name="Text Placeholder 3" svg:x="0.92in" svg:y="2.2963in" svg:width="3.5in" svg:height="4.16667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Edit Master text styles</text:span></text:p>
            </text:list-item>
          </text:list>
        </draw:text-box>
        <svg:title/>
        <svg:desc/>
      </draw:frame>
      <draw:frame draw:id="id54" presentation:style-name="a277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/25/2022</text:date></text:span></text:p>
        </draw:text-box>
        <svg:title/>
        <svg:desc/>
      </draw:frame>
      <draw:frame draw:id="id55" presentation:style-name="a280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6" presentation:style-name="a283" draw:name="Slide Number Placeholder 6" svg:x="12.35in" svg:y="6.75in" svg:width="1in" svg:height="0.64931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4">
      <draw:custom-shape svg:x="12.35in" svg:y="0in" svg:width="1in" svg:height="7.5in" draw:id="id57" draw:layer="Master1-bg" draw:style-name="a287" draw:name="Rectangle 6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290" draw:name="Rectangle 7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93" draw:name="Title 1" svg:x="1in" svg:y="5.75in" svg:width="10.91667in" svg:height="1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0" presentation:style-name="a296" draw:name="Picture Placeholder 2" svg:x="0in" svg:y="0in" svg:width="12.35in" svg:height="5.60906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61" presentation:style-name="a300" draw:name="Text Placeholder 3" svg:x="1in" svg:y="6.68043in" svg:width="10.91667in" svg:height="0.6529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2" presentation:style-name="a304" draw:transform="translate(-1.04166in -0.19965in) rotate(-4.71239) translate(12.85002in 1.29167in)" draw:name="Date Placeholder 4" svg:width="2.08333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/25/2022</text:date></text:span></text:p>
        </draw:text-box>
        <svg:title/>
        <svg:desc/>
      </draw:frame>
      <draw:frame draw:id="id63" presentation:style-name="a307" draw:transform="translate(-1.95833in -0.19965in) rotate(-4.71239) translate(12.85002in 4.62498in)" draw:name="Footer Placeholder 5" svg:width="3.91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4" presentation:style-name="a310" draw:name="Slide Number Placeholder 6" svg:x="12.35in" svg:y="6.75in" svg:width="1in" svg:height="0.64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1">
      <draw:custom-shape svg:x="12.35in" svg:y="0in" svg:width="1in" svg:height="7.5in" draw:id="id65" draw:layer="Master1-bg" draw:style-name="a314" draw:name="Rectangle 6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17" draw:name="Title 1" svg:x="1.38in" svg:y="0.4in" svg:width="10.6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67" presentation:style-name="a333" draw:name="Vertical Text Placeholder 2" svg:x="1.38in" svg:y="2in" svg:width="9.4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37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/25/2022</text:date></text:span></text:p>
        </draw:text-box>
        <svg:title/>
        <svg:desc/>
      </draw:frame>
      <draw:frame draw:id="id69" presentation:style-name="a340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70" presentation:style-name="a343" draw:name="Slide Number Placeholder 5" svg:x="12.35in" svg:y="6.75in" svg:width="1in" svg:height="0.6493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4">
      <draw:custom-shape svg:x="12.35in" svg:y="0in" svg:width="1in" svg:height="7.5in" draw:id="id71" draw:layer="Master1-bg" draw:style-name="a347" draw:name="Rectangle 6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50" draw:name="Vertical Title 1" svg:x="9.45833in" svg:y="0.41667in" svg:width="2.70833in" svg:height="6.44965in" presentation:class="title" presentation:placeholder="false">
        <draw:text-box>
          <text:p text:style-name="a349" text:class-names="" text:cond-style-name=""><text:span text:style-name="a348" text:class-names="">Click to edit Master title style</text:span></text:p>
        </draw:text-box>
        <svg:title/>
        <svg:desc/>
      </draw:frame>
      <draw:frame draw:id="id73" presentation:style-name="a366" draw:name="Vertical Text Placeholder 2" svg:x="0.83333in" svg:y="0.41667in" svg:width="8.45833in" svg:height="6.44965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70" draw:transform="translate(-1.04166in -0.19965in) rotate(-4.71239) translate(12.85002in 1.29167in)" draw:name="Date Placeholder 3" svg:width="2.08333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25/2022</text:date></text:span></text:p>
        </draw:text-box>
        <svg:title/>
        <svg:desc/>
      </draw:frame>
      <draw:frame draw:id="id75" presentation:style-name="a373" draw:transform="translate(-1.95833in -0.19965in) rotate(-4.71239) translate(12.85002in 4.62498in)" draw:name="Footer Placeholder 4" svg:width="3.91667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6" presentation:style-name="a376" draw:name="Slide Number Placeholder 5" svg:x="12.35in" svg:y="6.75in" svg:width="1in" svg:height="0.64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QL</dc:title>
    <meta:initial-creator>david</meta:initial-creator>
    <dc:creator>David Haynes</dc:creator>
    <meta:creation-date>2018-01-22T03:18:48Z</meta:creation-date>
    <dc:date>2022-01-26T03:08:08Z</dc:date>
    <meta:template xlink:href="TM03457515%5b%5bfn=View%5d%5d" xlink:type="simple"/>
    <meta:editing-cycles>23</meta:editing-cycles>
    <meta:editing-duration>PT76975S</meta:editing-duration>
    <meta:document-statistic meta:paragraph-count="151" meta:word-count="947"/>
  </office:meta>
</office:document-meta>
</file>